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Georgia" svg:font-family="Georgia"/>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margin-top="0cm" fo:margin-bottom="0cm" fo:line-height="115%" fo:break-before="auto" fo:break-after="auto" style:writing-mode="lr-tb"/>
    </style:style>
    <style:style style:name="P3" style:family="paragraph" style:parent-style-name="Standard" style:master-page-name="Standard">
      <style:paragraph-properties fo:line-height="115%" style:page-number="auto" fo:break-before="auto" fo:break-after="auto" style:writing-mode="lr-tb"/>
      <style:text-properties fo:font-weight="bold" style:font-weight-asian="bold" style:font-weight-complex="bold"/>
    </style:style>
    <style:style style:name="P4" style:family="paragraph" style:parent-style-name="Standard">
      <style:paragraph-properties fo:line-height="115%" fo:break-before="auto" fo:break-after="auto" style:writing-mode="lr-tb"/>
      <style:text-properties fo:font-weight="bold" style:font-weight-asian="bold" style:font-weight-complex="bold"/>
    </style:style>
    <style:style style:name="P5" style:family="paragraph" style:parent-style-name="Standard">
      <style:paragraph-properties fo:line-height="115%" fo:break-before="auto" fo:break-after="auto" style:writing-mode="lr-tb"/>
    </style:style>
    <style:style style:name="P6" style:family="paragraph" style:parent-style-name="Standard" style:list-style-name="LS1">
      <style:paragraph-properties fo:margin-top="0cm" fo:margin-bottom="0cm" fo:line-height="115%" fo:break-before="auto" fo:break-after="auto" style:writing-mode="lr-tb"/>
    </style:style>
    <style:style style:name="P7" style:family="paragraph" style:parent-style-name="Standard">
      <style:paragraph-properties fo:line-height="115%" style:writing-mode="lr-tb"/>
    </style:style>
    <style:style style:name="P8" style:family="paragraph">
      <style:paragraph-properties fo:margin-left="0cm" fo:margin-right="0cm" fo:margin-top="0cm" fo:margin-bottom="0cm" fo:line-height="100%" fo:text-align="start" fo:text-indent="0cm" style:writing-mode="lr-tb"/>
    </style:style>
    <style:style style:name="T1" style:family="text">
      <style:text-properties fo:font-weight="bold" style:font-weight-asian="bold" style:font-weight-complex="bold"/>
    </style:style>
    <style:style style:name="T2" style:family="text">
      <style:text-properties fo:color="#333333" fo:background-color="#ffffff"/>
    </style:style>
    <style:style style:name="T3" style:family="text">
      <style:text-properties fo:color="#333333" fo:background-color="#ffff00"/>
    </style:style>
    <style:style style:name="T4" style:family="text">
      <style:text-properties fo:background-color="#ffff00"/>
    </style:style>
    <style:style style:name="T5" style:family="text">
      <style:text-properties fo:background-color="#00ff00"/>
    </style:style>
    <style:style style:name="T6" style:family="text">
      <style:text-properties fo:color="#00ff00"/>
    </style:style>
    <style:style style:name="T7" style:family="text">
      <style:text-properties style:font-name="Calibri" fo:font-size="11pt" style:font-name-asian="Calibri" style:font-size-asian="11pt" style:font-name-complex="Calibri" style:font-size-complex="11pt"/>
    </style:style>
    <style:style style:name="T8" style:family="text">
      <style:text-properties fo:font-weight="normal" style:font-weight-asian="normal" style:font-weight-complex="normal"/>
    </style:style>
    <style:style style:name="T9"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p>
      <text:p text:style-name="P1"><text:span text:style-name="T1">(</text:span><text:span text:style-name="T1">Learn</text:span><text:span text:style-name="T1"> </text:span><text:span text:style-name="T1">more</text:span><text:span text:style-name="T1">-&gt;</text:span><text:span text:style-name="T1">About</text:span><text:span text:style-name="T1">):</text:span></text:p>
      <text:p text:style-name="P1"><text:span text:style-name="T1">(</text:span><text:span text:style-name="T1">What</text:span><text:span text:style-name="T1">?)</text:span><text:tab/>The ABA Lookup tool is designed to facilitate the process of matching ABA therapists with parents of children with Autism Spectrum disorder (ASD)<text:span text:style-name="T2">. </text:span><text:span text:style-name="T3"><text:s/></text:span><text:span text:style-name="T4">This</text:span><text:span text:style-name="T4"> </text:span><text:span text:style-name="T4">tool</text:span><text:span text:style-name="T4"> </text:span><text:span text:style-name="T4">allows</text:span><text:span text:style-name="T4"> </text:span><text:span text:style-name="T4">parents</text:span><text:span text:style-name="T4"> </text:span><text:span text:style-name="T4">to</text:span><text:span text:style-name="T4"> </text:span><text:span text:style-name="T4">quickly</text:span><text:span text:style-name="T4"> </text:span><text:span text:style-name="T4">and</text:span><text:span text:style-name="T4"> </text:span><text:span text:style-name="T4">easily</text:span><text:span text:style-name="T4"> </text:span><text:span text:style-name="T4">search</text:span><text:span text:style-name="T4"> </text:span><text:span text:style-name="T4">through</text:span><text:span text:style-name="T4"> </text:span><text:span text:style-name="T4">available</text:span><text:span text:style-name="T4"> </text:span><text:span text:style-name="T4">therapists</text:span><text:span text:style-name="T4"> </text:span><text:span text:style-name="T4">and</text:span><text:span text:style-name="T4"> </text:span><text:span text:style-name="T4">view</text:span><text:span text:style-name="T4"> </text:span><text:span text:style-name="T4">their</text:span><text:span text:style-name="T4"> </text:span><text:span text:style-name="T4">schedule</text:span><text:span text:style-name="T4"> </text:span><text:span text:style-name="T4">to</text:span><text:span text:style-name="T4"> </text:span><text:span text:style-name="T4">contact</text:span><text:span text:style-name="T4"> </text:span><text:span text:style-name="T4">and</text:span><text:span text:style-name="T4"> </text:span><text:span text:style-name="T4">acquire</text:span><text:span text:style-name="T4"> </text:span><text:span text:style-name="T4">a</text:span><text:span text:style-name="T4"> </text:span><text:span text:style-name="T4">therapist</text:span><text:span text:style-name="T4"> </text:span><text:span text:style-name="T4">more</text:span><text:span text:style-name="T4"> </text:span><text:span text:style-name="T4">quickly</text:span><text:span text:style-name="T4"> </text:span><text:span text:style-name="T4">and</text:span><text:span text:style-name="T4"> </text:span><text:span text:style-name="T4">easily</text:span>. ABA Lookup not only helps parents search for therapists, but also to assist therapists in acquiring a family much more quickly than the conventional way of posting advertisements around town. This tool allows you to post your weekly schedule of availability for parents to see, thus greatly improving the opportunity to find work. </text:p>
      <text:p text:style-name="P2"><text:span text:style-name="T1">(</text:span><text:span text:style-name="T1">Why</text:span><text:span text:style-name="T1"> </text:span><text:span text:style-name="T1">develop</text:span><text:span text:style-name="T1"> </text:span><text:span text:style-name="T1">the</text:span><text:span text:style-name="T1"> </text:span><text:span text:style-name="T1">lookup</text:span><text:span text:style-name="T1">?)<text:tab/></text:span>When it comes to finding an Applied Behaviour Analysis (ABA) therapist in guiding the development of your child, parents/guardians often encounter great difficulty in finding and/or acquiring a therapist within a reasonable amount of time. <text:span text:style-name="T5">That</text:span><text:span text:style-name="T5"> </text:span><text:span text:style-name="T5">time</text:span><text:span text:style-name="T5"> </text:span><text:span text:style-name="T5">can</text:span><text:span text:style-name="T5"> </text:span><text:span text:style-name="T5">be</text:span><text:span text:style-name="T5"> </text:span><text:span text:style-name="T5">further</text:span><text:span text:style-name="T5"> </text:span><text:span text:style-name="T5">lengthened</text:span><text:span text:style-name="T5"> </text:span><text:span text:style-name="T5">by</text:span><text:span text:style-name="T5"> </text:span><text:span text:style-name="T5">the</text:span><text:span text:style-name="T5"> </text:span><text:span text:style-name="T5">possibility</text:span><text:span text:style-name="T5"> </text:span><text:span text:style-name="T5">of</text:span><text:span text:style-name="T5"> </text:span><text:span text:style-name="T5">incompatibility</text:span><text:span text:style-name="T5"> </text:span><text:span text:style-name="T5">between</text:span><text:span text:style-name="T5"> </text:span><text:span text:style-name="T5">the</text:span><text:span text:style-name="T5"> </text:span><text:span text:style-name="T5">child</text:span><text:span text:style-name="T5"> </text:span><text:span text:style-name="T5">and</text:span><text:span text:style-name="T5"> </text:span><text:span text:style-name="T5">therapist</text:span><text:span text:style-name="T5">, </text:span><text:span text:style-name="T5">but</text:span><text:span text:style-name="T5"> </text:span><text:span text:style-name="T5">also</text:span><text:span text:style-name="T5"> </text:span><text:span text:style-name="T5">the</text:span><text:span text:style-name="T5"> </text:span><text:span text:style-name="T5">possible</text:span><text:span text:style-name="T5"> </text:span><text:span text:style-name="T5">inconvenient</text:span><text:span text:style-name="T5"> </text:span><text:span text:style-name="T5">scheduling</text:span><text:span text:style-name="T5"> </text:span><text:span text:style-name="T5">times</text:span><text:span text:style-name="T5"> </text:span><text:span text:style-name="T5">with</text:span><text:span text:style-name="T5"> </text:span><text:span text:style-name="T5">a</text:span><text:span text:style-name="T5"> </text:span><text:span text:style-name="T5">party</text:span>. <office:annotation><dc:date>0000-00-00T00:00:00</dc:date><text:p text:style-name="P8"><text:span text:style-name="T9">lem308:</text:span></text:p><text:p text:style-name="P8"><text:span text:style-name="T9">I believe now only parents can seek therapists. Therapists cannot search for clients.</text:span></text:p></office:annotation><text:span text:style-name="T6">On</text:span><text:span text:style-name="T6"> </text:span><text:span text:style-name="T6">the</text:span><text:span text:style-name="T6"> </text:span><text:span text:style-name="T6">other</text:span><text:span text:style-name="T6"> </text:span><text:span text:style-name="T6">hand</text:span><text:span text:style-name="T6">, </text:span><text:span text:style-name="T6">therapists</text:span><text:span text:style-name="T6"> </text:span><text:span text:style-name="T6">can</text:span><text:span text:style-name="T6"> </text:span><text:span text:style-name="T6">encounter</text:span><text:span text:style-name="T6"> </text:span><text:span text:style-name="T6">difficulty</text:span><text:span text:style-name="T6"> </text:span><text:span text:style-name="T6">in</text:span><text:span text:style-name="T6"> </text:span><text:span text:style-name="T6">finding</text:span><text:span text:style-name="T6"> </text:span><text:span text:style-name="T6">a</text:span><text:span text:style-name="T6"> </text:span><text:span text:style-name="T6">family</text:span><text:span text:style-name="T6"> </text:span><text:span text:style-name="T6">just</text:span><text:span text:style-name="T6"> </text:span><text:span text:style-name="T6">as</text:span><text:span text:style-name="T6"> </text:span><text:span text:style-name="T6">well</text:span><text:span text:style-name="T6"> </text:span><text:span text:style-name="T6">and</text:span><text:span text:style-name="T6"> </text:span><text:span text:style-name="T6">easily</text:span><text:span text:style-name="T6"> </text:span><text:span text:style-name="T6">as</text:span><text:span text:style-name="T6"> </text:span><text:span text:style-name="T6">parents</text:span><text:span text:style-name="T6"> </text:span><text:span text:style-name="T6">can</text:span><text:span text:style-name="T6"> </text:span><text:span text:style-name="T6">in</text:span><text:span text:style-name="T6"> </text:span><text:span text:style-name="T6">finding</text:span><text:span text:style-name="T6"> </text:span><text:span text:style-name="T6">a</text:span><text:span text:style-name="T6"> </text:span><text:span text:style-name="T6">therapist</text:span><text:span text:style-name="T6"> </text:span><text:span text:style-name="T6">for</text:span><text:span text:style-name="T6"> </text:span><text:span text:style-name="T6">their</text:span><text:span text:style-name="T6"> </text:span><text:span text:style-name="T6">child</text:span><text:span text:style-name="T6">.</text:span><text:span text:style-name="T6"> </text:span>This matching tool, we hope, will drastically decrease the time and effort necessary for the typical process in searching for the other party by means of written, typed or scattered electronic advertisements by providing a single website where either party can go and simply perform an online search for the other party. </text:p>
      <text:p text:style-name="P4">----------------------------------<text:tab/></text:p>
      <text:p text:style-name="P1"><text:span text:style-name="T1">(</text:span><text:span text:style-name="T1">Post</text:span><text:span text:style-name="T1">-</text:span><text:span text:style-name="T1">landing</text:span><text:span text:style-name="T1"> </text:span><text:span text:style-name="T1">page</text:span><text:span text:style-name="T1">/</text:span><text:span text:style-name="T1">sign</text:span><text:span text:style-name="T1"> </text:span><text:span text:style-name="T1">up</text:span><text:span text:style-name="T1"> </text:span><text:span text:style-name="T1">page</text:span><text:span text:style-name="T1">):</text:span></text:p>
      <text:p text:style-name="P1"><text:span text:style-name="T1">(</text:span><text:span text:style-name="T1">Parents</text:span><text:span text:style-name="T1">)</text:span><text:tab/>Here, you can sign up as a parent (by creating a unique username and password), custom tailor a schedule to show what days of the week you’re available for your child to meet with the therapist for sessions. As a parent, you can then search for therapists that match your child’s needs<text:span text:style-name="T6"> </text:span><office:annotation><dc:date>0000-00-00T00:00:00</dc:date><text:p text:style-name="P8"><text:span text:style-name="T9">lem308:</text:span></text:p><text:p text:style-name="P8"><text:span text:style-name="T9">This is no longer going to be a feature.</text:span></text:p></office:annotation><text:span text:style-name="T6">and</text:span><text:span text:style-name="T6"> </text:span><text:span text:style-name="T6">alternatively</text:span><text:span text:style-name="T6">, </text:span><text:span text:style-name="T6">therapists</text:span><text:span text:style-name="T6"> </text:span><text:span text:style-name="T6">can</text:span><text:span text:style-name="T6"> </text:span><text:span text:style-name="T6">search</text:span><text:span text:style-name="T6"> </text:span><text:span text:style-name="T6">and</text:span><text:span text:style-name="T6"> </text:span><text:span text:style-name="T6">view</text:span><text:span text:style-name="T6"> </text:span><text:span text:style-name="T6">your</text:span><text:span text:style-name="T6"> </text:span><text:span text:style-name="T6">times</text:span><text:span text:style-name="T6"> </text:span><text:span text:style-name="T6">of</text:span><text:span text:style-name="T6"> </text:span><text:span text:style-name="T6">availability</text:span><text:span text:style-name="T6"> </text:span><text:span text:style-name="T6">each</text:span><text:span text:style-name="T6"> </text:span><text:span text:style-name="T6">week</text:span><text:span text:style-name="T6"> </text:span><text:span text:style-name="T6">and</text:span><text:span text:style-name="T6"> </text:span><text:span text:style-name="T6">contact</text:span><text:span text:style-name="T6"> </text:span><text:span text:style-name="T6">you</text:span><text:span text:style-name="T6">.</text:span><text:span text:style-name="T6"> </text:span>Parents can choose to contact a therapist (or as many as you desire), and they respond from their email.</text:p>
      <text:p text:style-name="P1"><text:span text:style-name="T1">(</text:span><text:span text:style-name="T1">Therapists</text:span><text:span text:style-name="T1">)<text:tab/></text:span>Here, as a therapist, you can create/register an account by creating a unique username and password and begin searching families seeking therapy for their child(ren). After creating an account, you may then produce your custom schedule for times of availability for parents to view. They then can decide to contact you through email, or alternatively you may search and view parents’ schedules and contact them via email. </text:p>
      <text:p text:style-name="P1">--------------------------------</text:p>
      <text:p text:style-name="P1"><text:soft-page-break/><text:span text:style-name="T1">(</text:span><text:span text:style-name="T1">Searching</text:span><text:span text:style-name="T1"> </text:span><text:span text:style-name="T1">page</text:span><text:span text:style-name="T1"> - </text:span><text:span text:style-name="T1">Therapist</text:span><text:span text:style-name="T1">)<text:tab/></text:span>This section here is where therapists can search and find a family that best suits their available times in posting their weekly availability schedule as well as viewing the family’s times of availability. </text:p>
      <text:p text:style-name="P1"><text:span text:style-name="T1">(</text:span><text:span text:style-name="T1">Searching</text:span><text:span text:style-name="T1"> </text:span><text:span text:style-name="T1">page</text:span><text:span text:style-name="T1"> - </text:span><text:span text:style-name="T1">Parents</text:span><text:span text:style-name="T1">)</text:span><text:tab/>Here, you can search all available therapists and, in their profile, view their weekly availability and then decide to contact that person or to keep looking.</text:p>
      <text:p text:style-name="P1">-------------------------------</text:p>
      <text:p text:style-name="P1"><text:span text:style-name="T1">(</text:span><text:span text:style-name="T1">Login</text:span><text:span text:style-name="T1"> </text:span><text:span text:style-name="T1">page</text:span><text:span text:style-name="T1"> - </text:span><text:span text:style-name="T1">details</text:span><text:span text:style-name="T1">)</text:span><text:tab/>Login with the email address and password you entered when you created your account. This information can be found in your email inbox. Please note: credentials are case-sensitive.</text:p>
      <text:p text:style-name="P1">------------------------------</text:p>
      <text:p text:style-name="P1">************************** <text:s text:c="21"/>Gerry’s early birthday gift from Ryan! :</text:p>
      <text:p text:style-name="P1"><text:span text:style-name="T1">(</text:span><text:span text:style-name="T1">User</text:span><text:span text:style-name="T1"> </text:span><text:span text:style-name="T1">Verification</text:span><text:span text:style-name="T1"> </text:span><text:span text:style-name="T1">Email</text:span><text:span text:style-name="T1">)</text:span><text:tab/>Hello there, we’re just writing to let you know that this email has recently been used to register with ABALookup. If this is you, please click the link below to confirm your email address: <text:s text:c="4"/>If this doesn’t apply to you, simply ignore and delete this email. Thanks! <text:s text:c="4"/>Warm regards, the ABALookup Team</text:p>
      <text:p text:style-name="P1"><text:span text:style-name="T1">(</text:span><text:span text:style-name="T1">Password</text:span><text:span text:style-name="T1"> </text:span><text:span text:style-name="T1">reset</text:span><text:span text:style-name="T1"> </text:span><text:span text:style-name="T1">email</text:span><text:span text:style-name="T1">)</text:span><text:tab/><text:tab/>Hello there, we’ve received news that you’ve forgotten your password on ABALookup. If this does not apply to you, please ignore and delete this email. To reset this, simply follow this link below: <text:s text:c="5"/>Thanks! <text:s text:c="3"/>Warm regards, The ABALookup Team</text:p>
      <text:p text:style-name="P1">**************************</text:p>
      <text:p text:style-name="P1"><text:span text:style-name="T1">(Pre-landing page)</text:span><text:span text:style-name="T8"><text:tab/>With current efforts to match ABA therapists and parents being scattered, the MUN Computer Science Community Initiative aims to focus these efforts into one easy to use, online tool. Instead of using job advertisements, bulletin boards or word of mouth, users of ABALookup will be able to use one central resource to find the therapist that works for them in a fraction of the time that was previously required, at no cost. If you think this service could help you or your family, or to find out more please click on the Learn More link above.</text:span></text:p>
      <text:p text:style-name="P7"><text:span text:style-name="T8">----------------------------<text:tab/></text:span><text:tab/></text:p>
      <text:p text:style-name="P1"/>
      <text:p text:style-name="P1">The problem in finding a therapist or family is often threefold:</text:p>
      <text:list xml:id="list16153087251" text:style-name="LS1">
        <text:list-item>
          <text:p text:style-name="P6"><text:span text:style-name="T7">Finding</text:span><text:span text:style-name="T7"> </text:span><text:span text:style-name="T7">a</text:span><text:span text:style-name="T7"> </text:span><text:span text:style-name="T7">therapist</text:span><text:span text:style-name="T7"> </text:span><text:span text:style-name="T7">or</text:span><text:span text:style-name="T7"> </text:span><text:span text:style-name="T7">family</text:span><text:span text:style-name="T7"> </text:span><text:span text:style-name="T7">is</text:span><text:span text:style-name="T7"> </text:span><text:span text:style-name="T7">a</text:span><text:span text:style-name="T7"> </text:span><text:span text:style-name="T7">challenge</text:span><text:span text:style-name="T7"> </text:span><text:span text:style-name="T7">in</text:span><text:span text:style-name="T7"> </text:span><text:span text:style-name="T7">itself</text:span><text:span text:style-name="T7">.</text:span></text:p>
        </text:list-item>
        <text:list-item>
          <text:p text:style-name="P6"><text:span text:style-name="T7">Successfully</text:span><text:span text:style-name="T7"> </text:span><text:span text:style-name="T7">finding</text:span><text:span text:style-name="T7"> </text:span><text:span text:style-name="T7">a</text:span><text:span text:style-name="T7"> </text:span><text:span text:style-name="T7">therapist</text:span><text:span text:style-name="T7"> </text:span><text:span text:style-name="T7">or</text:span><text:span text:style-name="T7"> </text:span><text:span text:style-name="T7">family</text:span><text:span text:style-name="T7"> </text:span><text:span text:style-name="T7">only</text:span><text:span text:style-name="T7"> </text:span><text:span text:style-name="T7">to</text:span><text:span text:style-name="T7"> </text:span><text:span text:style-name="T7">realize</text:span><text:span text:style-name="T7"> </text:span><text:span text:style-name="T7">that</text:span><text:span text:style-name="T7"> </text:span><text:span text:style-name="T7">the</text:span><text:span text:style-name="T7"> </text:span><text:span text:style-name="T7">schedules</text:span><text:span text:style-name="T7"> </text:span><text:span text:style-name="T7">don</text:span><text:span text:style-name="T7">’</text:span><text:span text:style-name="T7">t</text:span><text:span text:style-name="T7"> </text:span><text:span text:style-name="T7">match</text:span><text:span text:style-name="T7">, </text:span><text:span text:style-name="T7">resulting</text:span><text:span text:style-name="T7"> </text:span><text:span text:style-name="T7">in</text:span><text:span text:style-name="T7"> </text:span><text:span text:style-name="T7">repeating</text:span><text:span text:style-name="T7"> </text:span><text:span text:style-name="T7">the</text:span><text:span text:style-name="T7"> </text:span><text:span text:style-name="T7">entire</text:span><text:span text:style-name="T7"> </text:span><text:span text:style-name="T7">process</text:span><text:span text:style-name="T7">.</text:span></text:p>
        </text:list-item>
        <text:list-item>
          <text:p text:style-name="P6"><text:span text:style-name="T7">Finding</text:span><text:span text:style-name="T7"> </text:span><text:span text:style-name="T7">out</text:span><text:span text:style-name="T7"> </text:span><text:span text:style-name="T7">if</text:span><text:span text:style-name="T7"> </text:span><text:span text:style-name="T7">the</text:span><text:span text:style-name="T7"> </text:span><text:span text:style-name="T7">therapist</text:span><text:span text:style-name="T7"> </text:span><text:span text:style-name="T7">and</text:span><text:span text:style-name="T7"> </text:span><text:span text:style-name="T7">the</text:span><text:span text:style-name="T7"> </text:span><text:span text:style-name="T7">child</text:span><text:span text:style-name="T7"> </text:span><text:span text:style-name="T7">requiring</text:span><text:span text:style-name="T7"> </text:span><text:span text:style-name="T7">therapy</text:span><text:span text:style-name="T7"> </text:span><text:span text:style-name="T7">are</text:span><text:span text:style-name="T7"> </text:span><text:span text:style-name="T7">a</text:span><text:span text:style-name="T7"> </text:span><text:span text:style-name="T7">good</text:span><text:span text:style-name="T7"> </text:span><text:span text:style-name="T7">match</text:span><text:span text:style-name="T7">.</text:span></text:p>
        </text:list-item>
      </text:list>
      <text:p text:style-name="P1"><text:soft-page-break/>ABALookup eliminates the first two problems. <text:s/>By providing one central location for both therapists and parents to find each other, it saves time and energy resulting in a child with ASD receiving the therapy they need as soon as possible. <text:s text:c="2"/></text:p>
      <text:p text:style-name="P1">After entering their schedule and any other criteria (IE: Location, whether the child prefers Male or Female therapists, etc), the search finds a match based on your personal needs. <text:s/>The first result in the list is designated as the best match for you according to the input you provided. <text:s/>In doing this we eliminate both the first and second problems, namely locating a therapist and matching the schedule of both the therapist and the parents.</text:p>
      <text:p text:style-name="P1">With two thirds of the problem taken care of, all that is left is to introduce both the therapist and the child. <text:s/>At this point we hope that you have successfully found your therapist. <text:s/>If not, it is only a matter of contacting the second result on your list, thus saving you from having to start from square 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tyle:font-face style:name="Georgia" svg:font-family="Georgia"/>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353cm" fo:line-height="115%" fo:text-align="start" style:justify-single-word="false" fo:orphans="2" fo:widows="2" fo:text-indent="0cm" style:auto-text-indent="false" fo:break-before="auto" fo:break-after="auto" style:writing-mode="lr-tb"/>
      <style:text-properties fo:color="#000000" style:text-line-through-styl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line-height="115%" fo:break-before="auto" fo:break-after="auto"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fo:line-height="115%"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fo:line-height="115%"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line-height="115%"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54cm"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meta:editing-cycles>2</meta:editing-cycles>
    <dc:date>2013-02-18T16:17:25</dc:date>
    <meta:editing-duration>P0D</meta:editing-duration>
    <meta:document-statistic meta:table-count="0" meta:image-count="0" meta:object-count="0" meta:page-count="3" meta:paragraph-count="27" meta:word-count="952" meta:character-count="5991" meta:non-whitespace-character-count="5017"/>
  </office:meta>
</office:document-meta>
</file>